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6abd7" officeooo:paragraph-rsid="0016abd7" style:font-size-asian="22pt" style:font-size-complex="22pt"/>
    </style:style>
    <style:style style:name="P2" style:family="paragraph" style:parent-style-name="Standard">
      <style:paragraph-properties fo:text-align="start" style:justify-single-word="false"/>
      <style:text-properties fo:font-size="12pt" officeooo:rsid="0016abd7" officeooo:paragraph-rsid="0016abd7" style:font-size-asian="10.5pt" style:font-size-complex="12pt"/>
    </style:style>
    <style:style style:name="P3" style:family="paragraph" style:parent-style-name="Standard">
      <style:paragraph-properties fo:text-align="start" style:justify-single-word="false"/>
      <style:text-properties fo:font-size="12pt" officeooo:rsid="0017276f" officeooo:paragraph-rsid="0017276f" style:font-size-asian="10.5pt" style:font-size-complex="12pt"/>
    </style:style>
    <style:style style:name="P4" style:family="paragraph" style:parent-style-name="Standard">
      <style:paragraph-properties fo:text-align="start" style:justify-single-word="false"/>
      <style:text-properties fo:font-size="12pt" officeooo:rsid="0017487b" officeooo:paragraph-rsid="0017487b" style:font-size-asian="10.5pt" style:font-size-complex="12pt"/>
    </style:style>
    <style:style style:name="P5" style:family="paragraph" style:parent-style-name="Standard">
      <style:paragraph-properties fo:text-align="start" style:justify-single-word="false"/>
      <style:text-properties fo:font-size="14pt" officeooo:rsid="0016abd7" officeooo:paragraph-rsid="0016abd7" style:font-size-asian="14pt" style:font-size-complex="14pt"/>
    </style:style>
    <style:style style:name="P6" style:family="paragraph" style:parent-style-name="Standard">
      <style:paragraph-properties fo:text-align="start" style:justify-single-word="false"/>
      <style:text-properties fo:font-size="14pt" officeooo:rsid="0017276f" officeooo:paragraph-rsid="0017276f" style:font-size-asian="12.25pt" style:font-size-complex="14pt"/>
    </style:style>
    <style:style style:name="P7" style:family="paragraph" style:parent-style-name="Footer">
      <style:text-properties officeooo:rsid="00174d7b" officeooo:paragraph-rsid="00174d7b"/>
    </style:style>
    <style:style style:name="T1" style:family="text">
      <style:text-properties officeooo:rsid="0017276f"/>
    </style:style>
    <style:style style:name="T2" style:family="text">
      <style:text-properties officeooo:rsid="001748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Lisation</text:p>
      <text:p text:style-name="P1">Interviews</text:p>
      <text:p text:style-name="P1"/>
      <text:p text:style-name="P1"/>
      <text:p text:style-name="P2"/>
      <text:p text:style-name="P5"><text:span text:style-name="T1">En regardant le story-board</text:span> :</text:p>
      <text:p text:style-name="P5"/>
      <text:p text:style-name="P2">Les personnes interviewées pensent que le fait de pouvoir manipuler un objet 3D avec autre chose qu’une souris est une bonne idée. De plus, le téléphone portable étant un outil possédé par beaucoup de personnes, cela <text:span text:style-name="T1">étant le nombre cibles pouvant utiliser l’application.</text:span></text:p>
      <text:p text:style-name="P3">Cependant, il a été fait remarqué que la méthode choisie pour zoomer sur l’objet 3D ne correspondait pas à l’idée qu’ils se faisaient de l’application. En effet, utiliser uniquement l’écran tactile pour zoomer ne suffisait pas, il a donc été décidé de rajouter un mouvement du téléphone pour permettre au logiciel de zoomer sur l’objet.</text:p>
      <text:p text:style-name="P3"/>
      <text:p text:style-name="P3"/>
      <text:p text:style-name="P6">En essayant l’application :</text:p>
      <text:p text:style-name="P6"/>
      <text:p text:style-name="P3">L’idée générale de faire pivoter un objet 3D avec un téléphone est bien implémenté. Les interviewés remarquent cependant que le gyroscope du téléphone est très sensible, ce qui rend le mouvement de l’objet instable. <text:span text:style-name="T2">De même pour la fonction de zoom sur l’objet, l’accéléromètre étant lui aussi sensible, il faut faire de court mouvements rapides pour le faire fonctionner correctement.</text:span></text:p>
      <text:p text:style-name="P4">Les personnes interviewés ont aussi remarqués que certains téléphones n’était pas compatibles avec le programme. L’application utilisée par le téléphone pour transférer les données des senseurs est uniquement disponible sur Android, et le téléphone doit être équipé d’un gyroscope pour pouvoir faire pivoter la 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74d7b" officeooo:paragraph-rsid="00174d7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pendu Thierry</text:p>
        <text:p text:style-name="MP1">Caillaud Thimothé</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1:53:11.759790397</meta:creation-date>
    <dc:date>2018-04-26T12:23:10.485939342</dc:date>
    <meta:editing-duration>PT8M27S</meta:editing-duration>
    <meta:editing-cycles>2</meta:editing-cycles>
    <meta:generator>LibreOffice/5.1.6.2$Linux_X86_64 LibreOffice_project/10m0$Build-2</meta:generator>
    <meta:document-statistic meta:table-count="0" meta:image-count="0" meta:object-count="0" meta:page-count="1" meta:paragraph-count="10" meta:word-count="218" meta:character-count="1419" meta:non-whitespace-character-count="1211"/>
  </office:meta>
</office:document-meta>
</file>